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paragraph-rsid="00536a5f"/>
    </style:style>
    <style:style style:name="P2" style:family="paragraph" style:parent-style-name="Standard">
      <style:text-properties style:font-name="Liberation Sans" style:text-underline-style="none" officeooo:rsid="00aea254" officeooo:paragraph-rsid="00afb468"/>
    </style:style>
    <style:style style:name="P3" style:family="paragraph" style:parent-style-name="Standard">
      <style:paragraph-properties fo:text-align="center" style:justify-single-word="false"/>
      <style:text-properties style:font-name="sans-serif" fo:font-size="15pt"/>
    </style:style>
    <style:style style:name="P4" style:family="paragraph" style:parent-style-name="Standard">
      <style:paragraph-properties fo:text-align="start" style:justify-single-word="false"/>
      <style:text-properties style:font-name="sans-serif" fo:font-size="15pt" officeooo:rsid="000a637a" officeooo:paragraph-rsid="000a637a"/>
    </style:style>
    <style:style style:name="P5" style:family="paragraph" style:parent-style-name="Standard">
      <style:paragraph-properties fo:text-align="start" style:justify-single-word="false"/>
      <style:text-properties style:font-name="sans-serif" fo:font-size="15pt" fo:font-weight="bold" officeooo:rsid="000a637a" officeooo:paragraph-rsid="000a637a" style:font-weight-asian="bold" style:font-weight-complex="bold"/>
    </style:style>
    <style:style style:name="P6" style:family="paragraph" style:parent-style-name="Standard">
      <style:paragraph-properties fo:text-align="start" style:justify-single-word="false"/>
      <style:text-properties officeooo:rsid="000a637a" officeooo:paragraph-rsid="000a637a"/>
    </style:style>
    <style:style style:name="P7" style:family="paragraph" style:parent-style-name="Standard">
      <style:paragraph-properties fo:margin-top="0.402cm" fo:margin-bottom="0.402cm" loext:contextual-spacing="false" fo:text-align="center" style:justify-single-word="false"/>
      <style:text-properties style:font-name="sans-serif" fo:font-size="34.5pt" officeooo:rsid="00557725" officeooo:paragraph-rsid="00557725"/>
    </style:style>
    <style:style style:name="P8" style:family="paragraph" style:parent-style-name="Standard">
      <style:paragraph-properties fo:margin-top="0.302cm" fo:margin-bottom="0.302cm" loext:contextual-spacing="false" fo:text-align="center" style:justify-single-word="false"/>
      <style:text-properties style:font-name="sans-serif" fo:font-size="22.5pt" officeooo:paragraph-rsid="000a637a"/>
    </style:style>
    <style:style style:name="P9" style:family="paragraph" style:parent-style-name="Standard">
      <style:paragraph-properties fo:margin-top="0.201cm" fo:margin-bottom="0.201cm" loext:contextual-spacing="false" fo:text-align="center" style:justify-single-word="false"/>
      <style:text-properties style:font-name="sans-serif" fo:font-size="22.5pt"/>
    </style:style>
    <style:style style:name="P10" style:family="paragraph" style:parent-style-name="Text_20_body">
      <style:text-properties officeooo:rsid="003636ee" officeooo:paragraph-rsid="003636ee"/>
    </style:style>
    <style:style style:name="P11" style:family="paragraph" style:parent-style-name="Text_20_body">
      <style:text-properties style:font-name="Liberation Sans" officeooo:rsid="00c952da" officeooo:paragraph-rsid="00c96078"/>
    </style:style>
    <style:style style:name="P12" style:family="paragraph" style:parent-style-name="Text_20_body">
      <style:text-properties style:font-name="Liberation Sans" officeooo:rsid="00c952da" officeooo:paragraph-rsid="00d16410"/>
    </style:style>
    <style:style style:name="P13" style:family="paragraph" style:parent-style-name="Text_20_body">
      <style:text-properties style:font-name="Liberation Sans" officeooo:rsid="00c96078" officeooo:paragraph-rsid="00c96078"/>
    </style:style>
    <style:style style:name="P14" style:family="paragraph" style:parent-style-name="Text_20_body">
      <style:text-properties style:font-name="Liberation Sans" officeooo:rsid="00c96078" officeooo:paragraph-rsid="00cd2823"/>
    </style:style>
    <style:style style:name="P15" style:family="paragraph" style:parent-style-name="Text_20_body">
      <style:text-properties style:font-name="Liberation Sans" officeooo:rsid="00c96078" officeooo:paragraph-rsid="00d16410"/>
    </style:style>
    <style:style style:name="P16" style:family="paragraph" style:parent-style-name="Text_20_body">
      <style:text-properties style:font-name="Liberation Sans" officeooo:rsid="00cbe9d5" officeooo:paragraph-rsid="00cbe9d5"/>
    </style:style>
    <style:style style:name="P17" style:family="paragraph" style:parent-style-name="Text_20_body">
      <style:text-properties style:font-name="Liberation Sans" officeooo:rsid="00cbe9d5" officeooo:paragraph-rsid="00cd2823"/>
    </style:style>
    <style:style style:name="P18" style:family="paragraph" style:parent-style-name="Text_20_body">
      <style:text-properties style:font-name="Liberation Sans" officeooo:rsid="00cbe9d5" officeooo:paragraph-rsid="00d16410"/>
    </style:style>
    <style:style style:name="P19" style:family="paragraph" style:parent-style-name="Text_20_body">
      <style:text-properties style:font-name="Liberation Sans" officeooo:rsid="00cbe9d5" officeooo:paragraph-rsid="00d25fc6"/>
    </style:style>
    <style:style style:name="P20" style:family="paragraph" style:parent-style-name="Text_20_body">
      <style:text-properties style:font-name="Liberation Sans" officeooo:rsid="00cbe9d5" officeooo:paragraph-rsid="00d434ea"/>
    </style:style>
    <style:style style:name="P21" style:family="paragraph" style:parent-style-name="Text_20_body">
      <style:text-properties style:font-name="Liberation Sans" officeooo:rsid="00cbe9d5" officeooo:paragraph-rsid="00d5cb5c"/>
    </style:style>
    <style:style style:name="P22" style:family="paragraph" style:parent-style-name="Text_20_body">
      <style:text-properties style:font-name="Liberation Sans" officeooo:rsid="00cbe9d5" officeooo:paragraph-rsid="00d6665d"/>
    </style:style>
    <style:style style:name="P23" style:family="paragraph" style:parent-style-name="Text_20_body">
      <style:text-properties style:font-name="Liberation Sans" officeooo:rsid="00d25fc6" officeooo:paragraph-rsid="00d25fc6"/>
    </style:style>
    <style:style style:name="P24" style:family="paragraph" style:parent-style-name="Text_20_body">
      <style:text-properties style:font-name="Liberation Sans" officeooo:rsid="00d358da" officeooo:paragraph-rsid="00d358da"/>
    </style:style>
    <style:style style:name="P25" style:family="paragraph" style:parent-style-name="Text_20_body">
      <style:text-properties style:font-name="Liberation Sans" officeooo:rsid="00d358da" officeooo:paragraph-rsid="00d434ea"/>
    </style:style>
    <style:style style:name="P26" style:family="paragraph" style:parent-style-name="Text_20_body_20_indent">
      <style:text-properties officeooo:paragraph-rsid="00717019"/>
    </style:style>
    <style:style style:name="P27" style:family="paragraph" style:parent-style-name="Text_20_body_20_indent">
      <style:text-properties officeooo:paragraph-rsid="00b97076"/>
    </style:style>
    <style:style style:name="P28" style:family="paragraph" style:parent-style-name="Text_20_body_20_indent">
      <style:text-properties style:font-name="Liberation Sans"/>
    </style:style>
    <style:style style:name="P29" style:family="paragraph" style:parent-style-name="Text_20_body_20_indent">
      <style:text-properties style:font-name="Liberation Sans" officeooo:paragraph-rsid="00b97076"/>
    </style:style>
    <style:style style:name="P30" style:family="paragraph" style:parent-style-name="Text_20_body_20_indent">
      <style:text-properties style:font-name="Liberation Sans" officeooo:rsid="00bbf83f" officeooo:paragraph-rsid="00bbf83f"/>
    </style:style>
    <style:style style:name="P31" style:family="paragraph" style:parent-style-name="Quotations">
      <style:paragraph-properties fo:text-align="justify" style:justify-single-word="false"/>
      <style:text-properties officeooo:paragraph-rsid="00444d2c"/>
    </style:style>
    <style:style style:name="P32" style:family="paragraph" style:parent-style-name="Quotations">
      <style:paragraph-properties fo:text-align="center" style:justify-single-word="false"/>
      <style:text-properties officeooo:paragraph-rsid="00444d2c"/>
    </style:style>
    <style:style style:name="P33" style:family="paragraph" style:parent-style-name="Quotations">
      <style:paragraph-properties fo:text-align="justify" style:justify-single-word="false"/>
      <style:text-properties officeooo:rsid="00457f20" officeooo:paragraph-rsid="00457f20"/>
    </style:style>
    <style:style style:name="P34" style:family="paragraph" style:parent-style-name="Quotations">
      <style:paragraph-properties fo:text-align="center" style:justify-single-word="false"/>
      <style:text-properties officeooo:rsid="00457f20" officeooo:paragraph-rsid="00457f20"/>
    </style:style>
    <style:style style:name="P35" style:family="paragraph" style:parent-style-name="Quotations">
      <style:paragraph-properties fo:text-align="justify" style:justify-single-word="false"/>
      <style:text-properties officeooo:rsid="0045ca7c" officeooo:paragraph-rsid="0045ca7c"/>
    </style:style>
    <style:style style:name="P36" style:family="paragraph" style:parent-style-name="Quotations">
      <style:paragraph-properties fo:text-align="justify" style:justify-single-word="false"/>
      <style:text-properties officeooo:rsid="0045ca7c" officeooo:paragraph-rsid="0046b8a4"/>
    </style:style>
    <style:style style:name="P37" style:family="paragraph" style:parent-style-name="Quotations">
      <style:paragraph-properties fo:text-align="justify" style:justify-single-word="false"/>
      <style:text-properties officeooo:rsid="00483789" officeooo:paragraph-rsid="00483789"/>
    </style:style>
    <style:style style:name="P38" style:family="paragraph" style:parent-style-name="Quotations">
      <style:paragraph-properties fo:text-align="justify" style:justify-single-word="false"/>
      <style:text-properties officeooo:rsid="0048795e" officeooo:paragraph-rsid="0048795e"/>
    </style:style>
    <style:style style:name="P39" style:family="paragraph" style:parent-style-name="Quotations">
      <style:paragraph-properties fo:text-align="justify" style:justify-single-word="false"/>
      <style:text-properties officeooo:rsid="0048c403" officeooo:paragraph-rsid="0048c403"/>
    </style:style>
    <style:style style:name="P40" style:family="paragraph" style:parent-style-name="Standard" style:master-page-name="Index">
      <style:paragraph-properties fo:text-align="center" style:justify-single-word="false" style:page-number="auto"/>
      <style:text-properties style:font-name="sans-serif" fo:font-size="34.5pt" officeooo:rsid="000a637a" officeooo:paragraph-rsid="000a637a"/>
    </style:style>
    <style:style style:name="P41" style:family="paragraph" style:parent-style-name="Text_20_body" style:list-style-name="L1">
      <style:text-properties style:font-name="Liberation Sans" fo:font-weight="bold" officeooo:rsid="00b85b6b" officeooo:paragraph-rsid="00b85b6b" style:font-weight-asian="bold" style:font-weight-complex="bold"/>
    </style:style>
    <style:style style:name="P42" style:family="paragraph" style:parent-style-name="Text_20_body" style:list-style-name="L1">
      <style:text-properties style:font-name="Liberation Sans" fo:font-weight="bold" officeooo:rsid="00b85b6b" officeooo:paragraph-rsid="00bc8921" style:font-weight-asian="bold" style:font-weight-complex="bold"/>
    </style:style>
    <style:style style:name="P43" style:family="paragraph" style:parent-style-name="Text_20_body" style:list-style-name="L1">
      <style:text-properties style:font-name="Liberation Sans" fo:font-weight="bold" officeooo:rsid="00b85b6b" officeooo:paragraph-rsid="00d16410" style:font-weight-asian="bold" style:font-weight-complex="bold"/>
    </style:style>
    <style:style style:name="P44" style:family="paragraph" style:parent-style-name="Text_20_body" style:list-style-name="L1">
      <style:text-properties style:font-name="Liberation Sans" officeooo:rsid="00bb2b6f" officeooo:paragraph-rsid="00bb2b6f"/>
    </style:style>
    <style:style style:name="P45" style:family="paragraph" style:parent-style-name="Text_20_body" style:list-style-name="L1">
      <style:text-properties style:font-name="Liberation Sans" officeooo:rsid="00bb2b6f" officeooo:paragraph-rsid="00bc8921"/>
    </style:style>
    <style:style style:name="P46" style:family="paragraph" style:parent-style-name="Text_20_body" style:list-style-name="L1">
      <style:text-properties style:font-name="Liberation Sans" officeooo:rsid="00bb2b6f" officeooo:paragraph-rsid="00d16410"/>
    </style:style>
    <style:style style:name="P47" style:family="paragraph" style:parent-style-name="Text_20_body" style:list-style-name="L1">
      <style:text-properties style:font-name="Liberation Sans" officeooo:rsid="00c1156b" officeooo:paragraph-rsid="00c1156b"/>
    </style:style>
    <style:style style:name="P48" style:family="paragraph" style:parent-style-name="Text_20_body" style:list-style-name="L1">
      <style:text-properties style:font-name="Liberation Sans" officeooo:rsid="00c1156b" officeooo:paragraph-rsid="00d16410"/>
    </style:style>
    <style:style style:name="P49" style:family="paragraph" style:parent-style-name="Text_20_body" style:list-style-name="L1">
      <style:text-properties style:font-name="Liberation Sans" officeooo:rsid="00c952da" officeooo:paragraph-rsid="00c952da"/>
    </style:style>
    <style:style style:name="P50" style:family="paragraph" style:parent-style-name="Text_20_body" style:list-style-name="L1">
      <style:text-properties style:font-name="Liberation Sans" officeooo:rsid="00c952da" officeooo:paragraph-rsid="00d16410"/>
    </style:style>
    <style:style style:name="P51" style:family="paragraph" style:parent-style-name="Text_20_body" style:list-style-name="L1">
      <style:text-properties style:font-name="Liberation Sans" officeooo:rsid="00ce8749" officeooo:paragraph-rsid="00ce8749"/>
    </style:style>
    <style:style style:name="P52" style:family="paragraph" style:parent-style-name="Text_20_body" style:list-style-name="L1">
      <style:text-properties style:font-name="Liberation Sans" officeooo:rsid="00ce8749" officeooo:paragraph-rsid="00d16410"/>
    </style:style>
    <style:style style:name="P53" style:family="paragraph" style:parent-style-name="Text_20_body" style:list-style-name="L1">
      <style:text-properties style:font-name="Liberation Sans" fo:font-weight="normal" officeooo:rsid="00b85b6b" officeooo:paragraph-rsid="00bc8921" style:font-weight-asian="normal" style:font-weight-complex="normal"/>
    </style:style>
    <style:style style:name="P54" style:family="paragraph" style:parent-style-name="Text_20_body">
      <style:text-properties style:font-name="Liberation Sans" officeooo:rsid="00d358da" officeooo:paragraph-rsid="00d434ea"/>
    </style:style>
    <style:style style:name="P55" style:family="paragraph" style:parent-style-name="Text_20_body">
      <style:text-properties style:font-name="Liberation Sans" officeooo:rsid="00d358da" officeooo:paragraph-rsid="00d6665d"/>
    </style:style>
    <style:style style:name="P56" style:family="paragraph" style:parent-style-name="Text_20_body" style:list-style-name="L2">
      <loext:graphic-properties draw:fill="none" draw:fill-color="#729fcf"/>
      <style:paragraph-properties fo:margin-top="0.247cm" fo:margin-bottom="0.212cm" loext:contextual-spacing="false" fo:background-color="transparent">
        <style:tab-stops/>
      </style:paragraph-properties>
      <style:text-properties fo:font-weight="bold" officeooo:rsid="00b85b6b" officeooo:paragraph-rsid="00d16410" style:font-weight-asian="bold" style:font-weight-complex="bold"/>
    </style:style>
    <style:style style:name="P57" style:family="paragraph" style:parent-style-name="Text_20_body" style:list-style-name="">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style:font-name="Liberation Sans" fo:font-weight="bold" officeooo:rsid="00b85b6b" officeooo:paragraph-rsid="00d16410" style:font-weight-asian="bold" style:font-weight-complex="bold"/>
    </style:style>
    <style:style style:name="P58" style:family="paragraph" style:parent-style-name="Text_20_body" style:list-style-name="">
      <loext:graphic-properties draw:fill="none"/>
      <style:paragraph-properties fo:margin-left="0cm" fo:margin-right="0cm" fo:margin-top="0.42cm" fo:margin-bottom="1.21cm" loext:contextual-spacing="false" fo:text-align="start" style:justify-single-word="false" fo:text-indent="0cm" style:auto-text-indent="false" fo:background-color="transparent">
        <style:tab-stops/>
      </style:paragraph-properties>
      <style:text-properties officeooo:rsid="00503696" officeooo:paragraph-rsid="0051554c"/>
    </style:style>
    <style:style style:name="P59" style:family="paragraph" style:parent-style-name="Title" style:master-page-name="Standard">
      <style:paragraph-properties style:page-number="auto"/>
      <style:text-properties officeooo:rsid="000c56f3" officeooo:paragraph-rsid="000c56f3"/>
    </style:style>
    <style:style style:name="P60" style:family="paragraph" style:parent-style-name="Heading_20_1" style:master-page-name="Standard">
      <loext:graphic-properties draw:fill="none"/>
      <style:paragraph-properties fo:margin-left="1cm" fo:margin-right="0cm" fo:margin-top="0.42cm" fo:margin-bottom="1.21cm" loext:contextual-spacing="false" fo:text-align="start" style:justify-single-word="false" fo:text-indent="0cm" style:auto-text-indent="false" style:page-number="auto" fo:background-color="transparent" fo:keep-with-next="always">
        <style:tab-stops/>
      </style:paragraph-properties>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Liberation Sans"/>
    </style:style>
    <style:style style:name="P63" style:family="paragraph" style:parent-style-name="Heading_20_1" style:master-page-name="">
      <loext:graphic-properties draw:fill="none"/>
      <style:paragraph-properties fo:margin-left="0cm" fo:margin-right="0cm" fo:margin-top="0.42cm" fo:margin-bottom="1.21cm" loext:contextual-spacing="false" fo:text-align="start" style:justify-single-word="false" fo:text-indent="0cm" style:auto-text-indent="false" style:page-number="auto" fo:break-before="page" fo:background-color="transparent" fo:keep-with-next="always">
        <style:tab-stops/>
      </style:paragraph-properties>
      <style:text-properties officeooo:rsid="00503696" officeooo:paragraph-rsid="00503696"/>
    </style:style>
    <style:style style:name="P64" style:family="paragraph" style:parent-style-name="Heading_20_2">
      <style:paragraph-properties fo:text-align="justify" style:justify-single-word="false"/>
      <style:text-properties fo:font-weight="bold" officeooo:rsid="0046b8a4" officeooo:paragraph-rsid="0046b8a4" style:font-weight-asian="bold" style:font-weight-complex="bold"/>
    </style:style>
    <style:style style:name="P65" style:family="paragraph" style:parent-style-name="Heading_20_2" style:list-style-name="" style:master-page-name="">
      <loext:graphic-properties draw:fill="none"/>
      <style:paragraph-properties fo:margin-left="1cm" fo:margin-right="0cm" fo:margin-top="0.7cm" fo:margin-bottom="0.7cm" loext:contextual-spacing="false" fo:text-indent="0cm" style:auto-text-indent="false" style:page-number="auto" fo:background-color="transparent" fo:keep-with-next="always"/>
      <style:text-properties style:font-name="Liberation Sans" officeooo:paragraph-rsid="00b38870"/>
    </style:style>
    <style:style style:name="P66" style:family="paragraph" style:parent-style-name="Heading_20_2">
      <loext:graphic-properties draw:fill="none"/>
      <style:paragraph-properties fo:margin-left="1cm" fo:margin-right="0cm" fo:margin-top="0.7cm" fo:margin-bottom="0.7cm" loext:contextual-spacing="false" fo:text-indent="0cm" style:auto-text-indent="false" fo:break-before="page" fo:background-color="transparent"/>
      <style:text-properties style:font-name="Liberation Sans" officeooo:paragraph-rsid="00b38870"/>
    </style:style>
    <style:style style:name="P67" style:family="paragraph" style:parent-style-name="Heading_20_2">
      <loext:graphic-properties draw:fill="none"/>
      <style:paragraph-properties fo:margin-left="1cm" fo:margin-right="0cm" fo:margin-top="1.401cm" fo:margin-bottom="0.7cm" loext:contextual-spacing="false" fo:text-indent="0cm" style:auto-text-indent="false" fo:break-before="page" fo:background-color="transparent" fo:keep-with-next="always"/>
      <style:text-properties officeooo:paragraph-rsid="00d16410"/>
    </style:style>
    <style:style style:name="P68" style:family="paragraph" style:parent-style-name="Heading_20_3">
      <style:text-properties style:font-name="Liberation Sans"/>
    </style:style>
    <style:style style:name="P69" style:family="paragraph" style:parent-style-name="Heading_20_3">
      <style:paragraph-properties fo:margin-top="0.25cm" fo:margin-bottom="1cm" loext:contextual-spacing="false" fo:text-align="center" style:justify-single-word="false"/>
      <style:text-properties officeooo:paragraph-rsid="00b572ae"/>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officeooo:rsid="0012ead0"/>
    </style:style>
    <style:style style:name="T4" style:family="text">
      <style:text-properties officeooo:rsid="003d1d07"/>
    </style:style>
    <style:style style:name="T5" style:family="text">
      <style:text-properties fo:font-weight="bold" style:font-weight-asian="bold" style:font-weight-complex="bold"/>
    </style:style>
    <style:style style:name="T6" style:family="text">
      <style:text-properties fo:font-weight="bold" officeooo:rsid="00be774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6b8a4" style:font-weight-asian="normal" style:font-weight-complex="normal"/>
    </style:style>
    <style:style style:name="T9" style:family="text">
      <style:text-properties fo:font-weight="normal" officeooo:rsid="00be7741" style:font-weight-asian="normal" style:font-weight-complex="normal"/>
    </style:style>
    <style:style style:name="T10" style:family="text">
      <style:text-properties officeooo:rsid="0048795e"/>
    </style:style>
    <style:style style:name="T11" style:family="text">
      <style:text-properties officeooo:rsid="004f9f62"/>
    </style:style>
    <style:style style:name="T12" style:family="text">
      <style:text-properties officeooo:rsid="00557725"/>
    </style:style>
    <style:style style:name="T13" style:family="text">
      <style:text-properties fo:font-size="12pt" fo:font-weight="normal" officeooo:rsid="00b38a13" style:font-size-asian="12pt" style:font-weight-asian="normal" style:font-size-complex="12pt" style:font-weight-complex="normal"/>
    </style:style>
    <style:style style:name="T14" style:family="text">
      <style:text-properties fo:font-style="italic" fo:font-weight="bold" officeooo:rsid="00be7741" style:font-style-asian="italic" style:font-weight-asian="bold" style:font-style-complex="italic" style:font-weight-complex="bold"/>
    </style:style>
    <style:style style:name="T15" style:family="text">
      <style:text-properties style:font-name="Liberation Sans" officeooo:rsid="0012ead0"/>
    </style:style>
    <style:style style:name="T16" style:family="text">
      <style:text-properties style:font-name="Liberation Sans" officeooo:rsid="00b38870"/>
    </style:style>
    <style:style style:name="T17" style:family="text">
      <style:text-properties style:font-name="Liberation Sans" officeooo:rsid="001436f1"/>
    </style:style>
    <style:style style:name="T18" style:family="text">
      <style:text-properties style:font-name="Liberation Sans" officeooo:rsid="00b97076"/>
    </style:style>
    <style:style style:name="T19" style:family="text">
      <style:text-properties officeooo:rsid="00b38870"/>
    </style:style>
    <style:style style:name="T20" style:family="text">
      <style:text-properties officeooo:rsid="00b97076"/>
    </style:style>
    <style:style style:name="T21" style:family="text">
      <style:text-properties officeooo:rsid="00bbf83f"/>
    </style:style>
    <style:style style:name="T22" style:family="text">
      <style:text-properties officeooo:rsid="00bc8921"/>
    </style:style>
    <style:style style:name="T23" style:family="text">
      <style:text-properties officeooo:rsid="00be7741"/>
    </style:style>
    <style:style style:name="T24" style:family="text">
      <style:text-properties officeooo:rsid="00bf0041"/>
    </style:style>
    <style:style style:name="T25" style:family="text">
      <style:text-properties officeooo:rsid="00c076bb"/>
    </style:style>
    <style:style style:name="T26" style:family="text">
      <style:text-properties officeooo:rsid="00c96078"/>
    </style:style>
    <style:style style:name="T27" style:family="text">
      <style:text-properties officeooo:rsid="00cbe9d5"/>
    </style:style>
    <style:style style:name="T28" style:family="text">
      <style:text-properties officeooo:rsid="00cd2823"/>
    </style:style>
    <style:style style:name="T29" style:family="text">
      <style:text-properties officeooo:rsid="00cfdbd3"/>
    </style:style>
    <style:style style:name="T30" style:family="text">
      <style:text-properties officeooo:rsid="00d16410"/>
    </style:style>
    <style:style style:name="T31" style:family="text">
      <style:text-properties officeooo:rsid="00d25a14"/>
    </style:style>
    <style:style style:name="T32" style:family="text">
      <style:text-properties officeooo:rsid="00d25fc6"/>
    </style:style>
    <style:style style:name="T33" style:family="text">
      <style:text-properties officeooo:rsid="00d358da"/>
    </style:style>
    <style:style style:name="T34" style:family="text">
      <style:text-properties officeooo:rsid="00d434ea"/>
    </style:style>
    <style:style style:name="T35" style:family="text">
      <style:text-properties officeooo:rsid="00d6665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o"/>
        <text:sequence-decl text:display-outline-level="0" text:name="Gráfica"/>
      </text:sequence-decls>
      <text:p text:style-name="P40">Práctica <text:span text:style-name="T19">4</text:span>.</text:p>
      <text:p text:style-name="P7">Metaheurísticas Basadas en <text:span text:style-name="T19">Poblaciones</text:span></text:p>
      <text:p text:style-name="P8">Metaheurísticas – Grado de Ingeniería Informática</text:p>
      <text:p text:style-name="P9">Universidad de Córdoba</text:p>
      <text:p text:style-name="P3">2015 / 2016</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text:span text:style-name="T2">Grupo</text:span><text:span text:style-name="T1">: NPGroup</text:span></text:p>
      <text:p text:style-name="P4"/>
      <text:p text:style-name="P6"><text:span text:style-name="T2">Miembros</text:span><text:span text:style-name="T1">:</text:span></text:p>
      <text:p text:style-name="P4"/>
      <text:p text:style-name="P4">Daniel Carmona Martínez</text:p>
      <text:p text:style-name="P4">Cristian García Jiménez</text:p>
      <text:p text:style-name="P4">Antonio Jesús Jiménez Urbano</text:p>
      <text:p text:style-name="P4">Guillermo Sugráñez Pérez</text:p>
      <text:p text:style-name="P4"/>
      <text:p text:style-name="P59">Introducción</text:p>
      <text:p text:style-name="P29">En esta práctica se ha abordado nuevamente la resolución de los problemas de la mochila y el viajante de comercio (<text:span text:style-name="T11">v</text:span>istos anteriormente en la práctica 1,<text:span text:style-name="T12"> 2 y 3</text:span>), pero <text:span text:style-name="T19">empleando un algoritmo evolutivo</text:span> con el objetivo de <text:span text:style-name="T20">cuantificar el fitness</text:span> <text:span text:style-name="T3">en función de las distintas poblaciones generadas en cada evaluación.</text:span></text:p>
      <text:p text:style-name="P27"><text:span text:style-name="T15">Este documento </text:span><text:span text:style-name="T18">se divide en</text:span><text:span text:style-name="T15"> </text:span><text:span text:style-name="T16">cuatro </text:span><text:span text:style-name="T15">secciones diferentes. Una primera sección d</text:span><text:span text:style-name="T17">o</text:span><text:span text:style-name="T15">nde se detallan los aspectos de la codificación </text:span><text:span text:style-name="T16">de este nuevo algorítmo</text:span><text:span text:style-name="T15">, </text:span><text:span text:style-name="T17">una segunda donde se evalúan las pruebas realizadas, una tercera donde se listan las conclusiones obtenidas a partir de dichas pruebas y una cuarta donde se continua con el estudio de nuestro problema (Máxima Diversidad) en base a los estudios realizados en esta práctica.</text:span></text:p>
      <text:h text:style-name="P60" text:outline-level="1"><text:bookmark-start text:name="__RefHeading___Toc107_1513093168"/>Codificación<text:bookmark-end text:name="__RefHeading___Toc107_1513093168"/></text:h>
      <text:h text:style-name="P69" text:outline-level="3"><text:span text:style-name="_5f_OOoComputerKeyWord"><text:span text:style-name="T13">std::</text:span></text:span><text:span text:style-name="_5f_OOoComputerIdent"><text:span text:style-name="T13">vector</text:span></text:span><text:span text:style-name="_5f_OOoComputerKeyWord"><text:span text:style-name="T13">&lt;</text:span></text:span><text:span text:style-name="_5f_OOoComputerIdent"><text:span text:style-name="T13">Solucion</text:span></text:span><text:span text:style-name="_5f_OOoComputerKeyWord"><text:span text:style-name="T13">&gt;</text:span></text:span><text:span text:style-name="_5f_OOoComputerLiteral"><text:span text:style-name="T13"> </text:span></text:span><text:span text:style-name="_5f_OOoComputerIdent"><text:span text:style-name="T13">Genetico</text:span></text:span><text:span text:style-name="_5f_OOoComputerKeyWord"><text:span text:style-name="T13">(const</text:span></text:span><text:span text:style-name="_5f_OOoComputerLiteral"><text:span text:style-name="T13"> </text:span></text:span><text:span text:style-name="_5f_OOoComputerKeyWord"><text:span text:style-name="T13">int</text:span></text:span><text:span text:style-name="_5f_OOoComputerLiteral"><text:span text:style-name="T13"> </text:span></text:span><text:span text:style-name="_5f_OOoComputerKeyWord"><text:span text:style-name="T13">&amp;</text:span></text:span><text:span text:style-name="_5f_OOoComputerLiteral"><text:span text:style-name="T13"> </text:span></text:span><text:span text:style-name="_5f_OOoComputerIdent"><text:span text:style-name="T13">numPadres</text:span></text:span><text:span text:style-name="_5f_OOoComputerKeyWord"><text:span text:style-name="T13">,const</text:span></text:span><text:span text:style-name="_5f_OOoComputerLiteral"><text:span text:style-name="T13"> </text:span></text:span><text:span text:style-name="_5f_OOoComputerKeyWord"><text:span text:style-name="T13">int</text:span></text:span><text:span text:style-name="_5f_OOoComputerLiteral"><text:span text:style-name="T13"> </text:span></text:span><text:span text:style-name="_5f_OOoComputerKeyWord"><text:span text:style-name="T13">&amp;</text:span></text:span><text:span text:style-name="_5f_OOoComputerLiteral"><text:span text:style-name="T13"> </text:span></text:span><text:span text:style-name="_5f_OOoComputerIdent"><text:span text:style-name="T13">epocas</text:span></text:span><text:span text:style-name="_5f_OOoComputerKeyWord"><text:span text:style-name="T13">,const</text:span></text:span><text:span text:style-name="_5f_OOoComputerLiteral"><text:span text:style-name="T13"> </text:span></text:span><text:span text:style-name="_5f_OOoComputerKeyWord"><text:span text:style-name="T13">int</text:span></text:span><text:span text:style-name="_5f_OOoComputerLiteral"><text:span text:style-name="T13"> </text:span></text:span><text:span text:style-name="_5f_OOoComputerKeyWord"><text:span text:style-name="T13">&amp;</text:span></text:span><text:span text:style-name="_5f_OOoComputerLiteral"><text:span text:style-name="T13"> </text:span></text:span><text:span text:style-name="_5f_OOoComputerIdent"><text:span text:style-name="T13">numContendientes</text:span></text:span><text:span text:style-name="_5f_OOoComputerKeyWord"><text:span text:style-name="T13">,const</text:span></text:span><text:span text:style-name="_5f_OOoComputerLiteral"><text:span text:style-name="T13"> </text:span></text:span><text:span text:style-name="_5f_OOoComputerKeyWord"><text:span text:style-name="T13">int</text:span></text:span><text:span text:style-name="_5f_OOoComputerLiteral"><text:span text:style-name="T13"> </text:span></text:span><text:span text:style-name="_5f_OOoComputerKeyWord"><text:span text:style-name="T13">&amp;</text:span></text:span><text:span text:style-name="_5f_OOoComputerLiteral"><text:span text:style-name="T13"> </text:span></text:span><text:span text:style-name="_5f_OOoComputerIdent"><text:span text:style-name="T13">alelos</text:span></text:span><text:span text:style-name="_5f_OOoComputerKeyWord"><text:span text:style-name="T13">)</text:span></text:span></text:h>
      <text:p text:style-name="P28">Para este algoritmo se han implementado las siguientes funciones:</text:p>
      <text:list xml:id="list7231246125128631942" text:style-name="L1">
        <text:list-item>
          <text:p text:style-name="P41">Inicialización de la Población Inicial.</text:p>
          <text:p text:style-name="P44">Genera los individuos que formarán parte de la primera población de manera aleatoria .</text:p>
        </text:list-item>
        <text:list-item>
          <text:p text:style-name="P41">Evaluar Población Actual.</text:p>
          <text:p text:style-name="P44">Recorre los individuos y determina cuál de ellos es el mejor de dicha población y al mismo tiempo comprueba si mejora la mejor solución obtenida hasta el momento en las diferentes generaciones. </text:p>
        </text:list-item>
        <text:list-item>
          <text:p text:style-name="P41">Seleccionar Padres.</text:p>
          <text:p text:style-name="P44">Se celebrán torneos con n padres aleatorios y se elige el mejor de éstos. </text:p>
        </text:list-item>
        <text:list-item>
          <text:p text:style-name="P41">Operador de cruce.</text:p>
          <text:p text:style-name="P44">Es el encargado de mezclar los padres de una nueva población de una forma determinada según el problema.</text:p>
        </text:list-item>
        <text:list-item>
          <text:p text:style-name="P41">Generar Nueva Población</text:p>
          <text:p text:style-name="P44">Re<text:span text:style-name="T24">ú</text:span>ne individuos para crear una nueva población con diferentes criterios.</text:p>
        </text:list-item>
        <text:list-item>
          <text:p text:style-name="P41">Operador de mutación.</text:p>
          <text:p text:style-name="P44">Altera los individuos de la población actual <text:span text:style-name="T21">de forma aleatoria</text:span>.</text:p>
        </text:list-item>
      </text:list>
      <text:p text:style-name="P28">Estas funciones se explicarán con detalle en la sección correspondiente a cada uno de los problemas.</text:p>
      <text:h text:style-name="P65" text:outline-level="2"/>
      <text:h text:style-name="P66" text:outline-level="2"><text:bookmark-start text:name="__RefHeading___Toc2836_1309209823"/>Problema de la mochila (KP)<text:bookmark-end text:name="__RefHeading___Toc2836_1309209823"/></text:h>
      <text:p text:style-name="P30">Para este problema se han realizado dos implementaciones del algoritmo, una basada en maximizar el beneficio de la solución controlando siempre que esta solución no exceda el tamaño de la mochila y otra basada en minimizar el peso que ocupa la solución en la mochila.</text:p>
      <text:h text:style-name="P68" text:outline-level="3">Maximizar Beneficio</text:h>
      <text:list xml:id="list181230187732385" text:continue-numbering="true" text:style-name="L1">
        <text:list-item>
          <text:p text:style-name="P42">Inicialización de la Población Inicial.</text:p>
          <text:p text:style-name="P45"><text:span text:style-name="T22">Se generan de forma heurística soluciones válidas (no sobrepasan la capacidad de la mochila)</text:span>.</text:p>
        </text:list-item>
        <text:list-item>
          <text:p text:style-name="P42">Evaluar Población Actual.</text:p>
          <text:p text:style-name="P47"><text:s/>Elige el mejor individuo de la población; Aquel que, sin superar el tamaño de la mochila, maximiza el beneficio obtenido</text:p>
        </text:list-item>
        <text:list-item>
          <text:p text:style-name="P42">Seleccionar Padres.</text:p>
          <text:p text:style-name="P47">Se realiza un torneo con N contendientes, eligiéndose el mejor de entre estos N individuos y devolviendo el resto para siguientes torneos. El padre ya seleccionado no puede volver a entrar en posteriores contiendas. De este modo se evita repetir padres. </text:p>
        </text:list-item>
        <text:list-item>
          <text:p text:style-name="P42">Operador de cruce.</text:p>
          <text:p text:style-name="P49">Operador UX(Uniform Crossover) aleatorizado.</text:p>
        </text:list-item>
      </text:list>
      <text:p text:style-name="P11"><text:tab/><text:tab/>Este operador mezcla dos padres eligiendo K alelos del primero y añadiendo los restantes del segundo. Para su correcta implementación se genera una mascara binaria <text:s/><text:span text:style-name="T26">que representa la selección de alelos del primer padre ( mascara a 1 ) y la selección de alelos del segundo (mascara a 0), un ejemplo seria el siguiente:</text:span></text:p>
      <text:p text:style-name="P11"/>
      <text:p text:style-name="P16"><text:tab/><text:tab/><text:tab/>Alelo<text:tab/> <text:s/>→ <text:s/>1 2 3 4 5 6 7</text:p>
      <text:p text:style-name="P13"><text:span text:style-name="T27"><text:tab/><text:tab/><text:tab/>Mascara→ </text:span>0 1 0 1 0 0 1</text:p>
      <text:p text:style-name="P17"><text:tab/><text:tab/><text:tab/><text:span text:style-name="T28">P</text:span>adre 1 → 0 0 1 0 1 0 1<text:tab/></text:p>
      <text:p text:style-name="P17"><text:tab/><text:tab/><text:tab/><text:span text:style-name="T28">P</text:span>adre 2 → 1 0 0 0 1 0 1<text:tab/></text:p>
      <text:p text:style-name="P14"><text:s/><text:span text:style-name="T27">En este caso, se eligen los alelos 2, 4 y 7 del padre 1, y los alelos <text:s/>1, 3, 5, 6 del padre 2, obteniendo el hijo:</text:span></text:p>
      <text:p text:style-name="P14"><text:soft-page-break/><text:span text:style-name="T27"><text:tab/> <text:tab/><text:tab/>Mascara→ </text:span>0 1 0 1 0 0 1</text:p>
      <text:p text:style-name="P17"><text:tab/><text:tab/><text:tab/><text:span text:style-name="T28">P</text:span>adre 1 → _ 0 _ 0 _ _ 1<text:tab/></text:p>
      <text:p text:style-name="P17"><text:tab/><text:tab/><text:tab/><text:span text:style-name="T28">P</text:span>adre 2 → 1 _ 0 _ 1 0 _</text:p>
      <text:p text:style-name="P17"><text:tab/><text:tab/><text:tab/><text:span text:style-name="T28">Hijo <text:tab/> <text:s text:c="2"/>→ 1 0 0 0 1 0 1</text:span></text:p>
      <text:p text:style-name="P17"><text:tab/><text:span text:style-name="T35">Esto se repite para todos los padres seleccionados, cruzando cada uno de ellos con el resto y generando, siendo N el numero de padres, (N*N)-N hijos .</text:span></text:p>
      <text:list xml:id="list181229713326881" text:continue-numbering="true" text:style-name="L1">
        <text:list-item>
          <text:p text:style-name="P42">Generar Nueva Población</text:p>
          <text:p text:style-name="P51">Para evitar soluciones que excedan la capacidad de la mochila, se eligen de entre los hijos generados en el cruce anterior aquellos que no excedan el tamaño de <text:span text:style-name="T29">esta</text:span>. <text:span text:style-name="T29">L</text:span>os restantes para mantener el <text:span text:style-name="T29">numero de individuos</text:span> estable <text:span text:style-name="T29">( De ser necesario completar el tamaño de población )</text:span> se eligen de forma aleatoria <text:span text:style-name="T29">de entre los de la población actual aquellos que no excedan la mencionada capacidad. De no conseguir aún individuos suficientes para mantener el tamaño mencionado, se eligen estos de los que queden aunque excedan la capacidad maxima.</text:span></text:p>
        </text:list-item>
        <text:list-item>
          <text:p text:style-name="P42">Operador de mutación.</text:p>
          <text:p text:style-name="P42"/>
        </text:list-item>
      </text:list>
      <text:h text:style-name="P68" text:outline-level="3">Minimizar Peso</text:h>
      <text:list xml:id="list181229921630997" text:continue-numbering="true" text:style-name="L1">
        <text:list-item>
          <text:p text:style-name="P42">Inicialización de la Población Inicial.</text:p>
          <text:p text:style-name="P45"><text:span text:style-name="T23">Se genera de forma aleatoria</text:span>. <text:span text:style-name="T23">La probabilidad de introducir un 1 o un 0 es de 0’5.</text:span></text:p>
        </text:list-item>
        <text:list-item>
          <text:p text:style-name="P42">Evaluar Población Actual.</text:p>
          <text:p text:style-name="P45"><text:span text:style-name="T23">Elige el mejor padre de esta población que no supere la capacidad de la mochila y comprueba si este mismo padre mejora el coste de la mejor solución global</text:span>.</text:p>
        </text:list-item>
        <text:list-item>
          <text:p text:style-name="P42">Seleccionar Padres.</text:p>
          <text:p text:style-name="P45"><text:span text:style-name="T23">Se escogen los contendientes que participarán en el torneo, se calculan sus distancias a la capacidad máxima de la mochila </text:span><text:span text:style-name="T6">(</text:span><text:span text:style-name="T14">tanto si se pasa como si no</text:span><text:span text:style-name="T6">)</text:span><text:span text:style-name="T9"> y se escoge el que posea un menor valor (en valor absoluto)</text:span>. </text:p>
        </text:list-item>
        <text:list-item>
          <text:p text:style-name="P42">Operador de cruce. </text:p>
          <text:p text:style-name="P45"><text:span text:style-name="T25">Se ha implementado uno propio en el cual se mezclan todos los padres generados en la función anterior, cada nuevo hijo obtenido a partir de cada par de éstos posee una probabilidad del 0,5 de heredar cada alelo perteneciente al primer padre o al otro</text:span>.</text:p>
        </text:list-item>
        <text:list-item>
          <text:p text:style-name="P42">Generar Nueva Población</text:p>
          <text:p text:style-name="P45"><text:soft-page-break/>.</text:p>
        </text:list-item>
        <text:list-item>
          <text:p text:style-name="P42">Operador de mutación.</text:p>
          <text:p text:style-name="P53">.</text:p>
        </text:list-item>
      </text:list>
      <text:h text:style-name="P67" text:outline-level="2"><text:bookmark-start text:name="__RefHeading___Toc2838_1309209823"/>Problema del Viajante de Comercio (TSP<text:span text:style-name="T21">)</text:span><text:bookmark-end text:name="__RefHeading___Toc2838_1309209823"/></text:h>
      <text:list xml:id="list2024772011090400594" text:style-name="L2">
        <text:list-item>
          <text:h text:style-name="P56" text:outline-level="3">Inicialización de la Población Inicial.</text:h>
        </text:list-item>
      </text:list>
      <text:list xml:id="list181229181704235" text:continue-list="list181229921630997" text:style-name="L1">
        <text:list-header>
          <text:p text:style-name="P46"/>
        </text:list-header>
        <text:list-item>
          <text:p text:style-name="P43">Evaluar Población Actual.</text:p>
          <text:p text:style-name="P48"/>
        </text:list-item>
        <text:list-item>
          <text:p text:style-name="P43">Seleccionar Padres.</text:p>
          <text:p text:style-name="P48"><text:s/></text:p>
        </text:list-item>
        <text:list-item>
          <text:p text:style-name="P43">Operador de cruce.</text:p>
          <text:p text:style-name="P50">Operador <text:span text:style-name="T30">PM</text:span>X( <text:span text:style-name="T30">Partially Mapped Crossover</text:span> ) aleatorizado.</text:p>
        </text:list-item>
      </text:list>
      <text:p text:style-name="P12"><text:tab/><text:tab/><text:span text:style-name="T30">Al igual que en el UX, e</text:span>ste operador mezcla dos padres eligiendo K alelos del primero y añadiendo los restantes del segundo. <text:span text:style-name="T30">Su peculiaridad es que esta diseñado para la mezcla de soluciones cuyas representaciones están basadas en <text:s/>permutaciones sin repetición de N elementos. Al igual</text:span> <text:span text:style-name="T31">que en el operador mencionado,</text:span>se genera una mascara binaria <text:s/><text:span text:style-name="T26">que representa la selección de alelos del primer padre ( mascara a 1 ) y la selección de alelos del segundo (mascara a 0), un ejemplo seria el siguiente:</text:span></text:p>
      <text:p text:style-name="P12"/>
      <text:p text:style-name="P18"><text:tab/><text:tab/><text:tab/>Alelo<text:tab/> <text:s/>→ <text:s/>1 2 3 4 5 6 7</text:p>
      <text:p text:style-name="P15"><text:span text:style-name="T27"><text:tab/><text:tab/><text:tab/>Mascara→ </text:span>0 1 0 1 0 0 1</text:p>
      <text:p text:style-name="P18"><text:tab/><text:tab/><text:tab/><text:span text:style-name="T28">P</text:span>adre 1 → <text:span text:style-name="T31">5</text:span> <text:span text:style-name="T31">3</text:span> <text:span text:style-name="T32">2</text:span> 0 <text:span text:style-name="T31">6</text:span> <text:span text:style-name="T32">1</text:span> <text:span text:style-name="T31">4</text:span><text:tab/></text:p>
      <text:p text:style-name="P18"><text:tab/><text:tab/><text:tab/><text:span text:style-name="T28">P</text:span>adre 2 → 1 0 <text:span text:style-name="T31">4</text:span> <text:span text:style-name="T31">5</text:span> <text:span text:style-name="T31">3</text:span> <text:span text:style-name="T31">6</text:span> <text:span text:style-name="T32">2</text:span><text:tab/></text:p>
      <text:p text:style-name="P15"><text:s/><text:span text:style-name="T27">En este caso, se eligen los alelos 2, 4 y 7 del padre 1, y los alelos <text:s/>1, 3, 5, 6 del padre 2, obteniendo el hijo:</text:span></text:p>
      <text:p text:style-name="P15"><text:span text:style-name="T27"><text:tab/> <text:tab/><text:tab/>Mascara→ </text:span>0 1 0 1 0 0 1</text:p>
      <text:p text:style-name="P18"><text:tab/><text:tab/><text:tab/><text:span text:style-name="T28">P</text:span>adre 1 → _ <text:span text:style-name="T32">3</text:span> _ 0 _ _ <text:span text:style-name="T32">4</text:span><text:tab/></text:p>
      <text:p text:style-name="P18"><text:tab/><text:tab/><text:tab/><text:span text:style-name="T28">P</text:span>adre 2 → 1 <text:span text:style-name="T33">0</text:span> <text:span text:style-name="T33">4</text:span> <text:span text:style-name="T33">5</text:span> <text:span text:style-name="T32">3</text:span> <text:span text:style-name="T32">6</text:span> <text:span text:style-name="T34">2</text:span></text:p>
      <text:p text:style-name="P23">Para generar el hijo, se introducen en este los alelos del padre 1:</text:p>
      <text:p text:style-name="P19"><text:tab/><text:tab/><text:tab/><text:span text:style-name="T28">Hijo <text:tab/> <text:s text:c="2"/>→ </text:span>_ <text:span text:style-name="T32">3</text:span> _ 0 _ _ <text:span text:style-name="T32">4</text:span></text:p>
      <text:p text:style-name="P24">A continuación se van introduciendo de forma ordenada los alelos del padre 2, comprobando que dichos alelos no se encuentren ya en el hijo. En dicho caso se descarta <text:soft-page-break/>ese alelo y se introduce el siguiente que no se encuentre <text:span text:style-name="T34">ya el nuevo individuo:</text:span></text:p>
      <text:p text:style-name="P24"><text:tab/><text:tab/><text:span text:style-name="T34">Se introduce alelo1</text:span></text:p>
      <text:p text:style-name="P25"><text:tab/><text:tab/><text:tab/><text:span text:style-name="T28">Padre 2 → _ </text:span>0<text:span text:style-name="T28"> </text:span>4<text:span text:style-name="T28"> </text:span>5<text:span text:style-name="T28"> 3 6 2</text:span></text:p>
      <text:p text:style-name="P25"><text:tab/><text:tab/><text:tab/><text:span text:style-name="T28">Hijo <text:tab/> <text:s text:c="2"/>→ 1 3 _ 0 _ _ 4</text:span></text:p>
      <text:p text:style-name="P25"><text:tab/><text:tab/><text:span text:style-name="T34">Se descarta el valor 0, ya esta en la solución</text:span></text:p>
      <text:p text:style-name="P25"><text:tab/><text:tab/><text:tab/><text:span text:style-name="T28">Padre 2 → _ _ </text:span>4<text:span text:style-name="T28"> </text:span>5<text:span text:style-name="T28"> 3 6 2</text:span></text:p>
      <text:p text:style-name="P25"><text:tab/><text:tab/><text:tab/><text:span text:style-name="T28">Hijo <text:tab/> <text:s text:c="2"/>→ 1 3 _ 0 _ _ 4</text:span></text:p>
      <text:p text:style-name="P21"><text:tab/><text:tab/><text:span text:style-name="T34">Se descarta el valor 4, ya esta en la solución</text:span></text:p>
      <text:p text:style-name="P25"><text:tab/><text:tab/><text:tab/><text:span text:style-name="T28">Padre 2 → _ _ _ </text:span>5<text:span text:style-name="T28"> 3 6 2</text:span></text:p>
      <text:p text:style-name="P25"><text:tab/><text:tab/><text:tab/>Hijo <text:tab/> <text:s text:c="2"/>→ 1 3 _ 0 _ _ 4</text:p>
      <text:p text:style-name="P20"><text:tab/><text:tab/><text:span text:style-name="T34">No mostrare mas pasos intermedios para no alargar la explicación:</text:span></text:p>
      <text:p text:style-name="P25"><text:tab/><text:tab/><text:tab/><text:span text:style-name="T28">Padre 2 → _ _ _ _ _ _ _</text:span></text:p>
      <text:p text:style-name="P55"><text:tab/><text:tab/><text:tab/>Hijo <text:tab/> <text:s text:c="2"/>→ 1 3 5 0 6 2 4</text:p>
      <text:p text:style-name="P22"><text:span text:style-name="T35">Esto se repite para todos los padres seleccionados, cruzando cada uno de ellos con el resto y generando, siendo N el numero de padres, (N*N)-N hijos .</text:span><text:tab/></text:p>
      <text:list xml:id="list181230119940839" text:continue-numbering="true" text:style-name="L1">
        <text:list-item>
          <text:p text:style-name="P43">Generar Nueva Población</text:p>
          <text:p text:style-name="P52"/>
        </text:list-item>
        <text:list-item>
          <text:p text:style-name="P43">Operador de mutación.</text:p>
        </text:list-item>
      </text:list>
      <text:h text:style-name="P57" text:outline-level="3"/>
      <text:h text:style-name="P62" text:outline-level="1"><text:bookmark-start text:name="__RefHeading___Toc217_1513093168"/>Evaluación<text:bookmark-end text:name="__RefHeading___Toc217_1513093168"/></text:h>
      <text:p text:style-name="P26"/>
      <text:p text:style-name="P2"/>
      <text:h text:style-name="P61" text:outline-level="1"><text:bookmark-start text:name="__RefHeading___Toc111_1513093168"/>Conclusiones<text:bookmark-end text:name="__RefHeading___Toc111_1513093168"/></text:h>
      <text:p text:style-name="P10">A continuación presentamos las conclusiones extraídas del análisis de las gráficas vistas en el apartado anterior.</text:p>
      <text:h text:style-name="Heading_20_2" text:outline-level="2"><text:bookmark-start text:name="__RefHeading___Toc2852_1309209823"/>Problema del Viajante<text:bookmark-end text:name="__RefHeading___Toc2852_1309209823"/></text:h>
      <text:p text:style-name="P31">En este <text:span text:style-name="T4">problema concreto, se observa que al aumentar el número de nodos y vecinos, en primera mejora obtiene mejores resultados de tiempo y parecidos o poco mayores en coste, esto se debe a que la probabilidad de encontrar una primera mejor solución se incrementa reduciendo el tiempo necesario puesto que es una de las primeras encontradas. Calculando la probabilidad a priori de encontrar una solución que mejore la actual para primera mejora sería la probabilidad de elegir una solución que mejore <text:s text:c="3"/>(P) y la de que dicha solución se encuentre entre los k vecinos que hemos seleccionado.</text:span></text:p>
      <text:p text:style-name="P32"><draw:frame draw:style-name="fr1" draw:name="Object1" text:anchor-type="as-char" svg:y="-0.623cm" svg:width="2.725cm" svg:height="1.002cm" draw:z-index="0"><draw:object xlink:href="./Object 1" xlink:type="simple" xlink:show="embed" xlink:actuate="onLoad"/><draw:image xlink:href="./ObjectReplacements/Object 1" xlink:type="simple" xlink:show="embed" xlink:actuate="onLoad"/><svg:desc>formula</svg:desc></draw:frame></text:p>
      <text:p text:style-name="P33">Mientras que en Best la probabilidad de obtener un óptimo es uno porque recorre todo el vecindario hasta encontrar la solución mínimo coste de los k vecinos.</text:p>
      <text:p text:style-name="P34"><draw:frame draw:style-name="fr1" draw:name="Object2" text:anchor-type="as-char" svg:y="-0.621cm" svg:width="1.577cm" svg:height="1cm" draw:z-index="1"><draw:object xlink:href="./Object 2" xlink:type="simple" xlink:show="embed" xlink:actuate="onLoad"/><draw:image xlink:href="./ObjectReplacements/Object 2" xlink:type="simple" xlink:show="embed" xlink:actuate="onLoad"/><svg:desc>formula</svg:desc></draw:frame></text:p>
      <text:h text:style-name="Heading_20_2" text:outline-level="2"><text:bookmark-start text:name="__RefHeading___Toc2854_1309209823"/>Problema de la mochila<text:bookmark-end text:name="__RefHeading___Toc2854_1309209823"/></text:h>
      <text:p text:style-name="P35">En TSP las soluciones <text:span text:style-name="T5">siempre </text:span><text:span text:style-name="T7">las forman </text:span><text:span text:style-name="T5">todos </text:span><text:span text:style-name="T7">los nodos, sin embargo, las soluciones en KP están condicionadas a los objetos que ya se encuentran en la mochila. Esto provoca que cuando tiene pocos materiales, Best se e</text:span><text:span text:style-name="T8">stanque</text:span><text:span text:style-name="T7"> en óptimos locales. </text:span></text:p>
      <text:p text:style-name="P36"><text:span text:style-name="T7">A pesar de que los tiempos </text:span><text:span text:style-name="T8">obtenidos </text:span><text:span text:style-name="T7">con First </text:span><text:span text:style-name="T8">son mucho menores</text:span><text:span text:style-name="T7">, la diferencia de beneficio en soluciones con muchos materiales (mucho mayor para Best) hace que sea más aconsejable usar Best en este tipo de problemas </text:span><text:span text:style-name="T8">en los que el óptimo no contiene todos los posibles elementos del conjunto solución</text:span><text:span text:style-name="T7">.</text:span></text:p>
      <text:h text:style-name="P64" text:outline-level="2"><text:bookmark-start text:name="__RefHeading___Toc2856_1309209823"/>Conclusiones generales<text:bookmark-end text:name="__RefHeading___Toc2856_1309209823"/></text:h>
      <text:p text:style-name="P37">En problemas en los que el óptimo incluye a todos los elementos del conjunto solución <text:span text:style-name="T10">a priori es más aconsejable utilizar el método de la primera mejora aunque es posible que en algún caso no considerado esto no suceda, para asegurarse habría que realizar un </text:span><text:soft-page-break/><text:span text:style-name="T10">experimento más amplio y con más instancias. </text:span></text:p>
      <text:p text:style-name="P38">En problemas en los que el óptimo deseado está formando por un subconjunto del conjunto solución parece más aconsejable usar mejor mejora ya que maximiza el beneficio para un coste asociado a este. Al igual que en el caso anterior, es posible que en algún caso no considerado ésto no se cumpla.</text:p>
      <text:p text:style-name="P39">Teniendo en cuenta que primera mejora guarda el primer óptimo encontrado de forma aleatoria este método es mucho más diversificador que mejor mejora, mucho más intensificador que el anterior.</text:p>
      <text:p text:style-name="P39"/>
      <text:h text:style-name="P63" text:outline-level="1"><text:bookmark-start text:name="__RefHeading___Toc2858_1309209823"/>Problema de la diversidad máxima.<text:bookmark-end text:name="__RefHeading___Toc2858_1309209823"/></text:h>
      <text:h text:style-name="P58" text:outline-level="1"><text:bookmark-start text:name="__RefHeading___Toc2860_1309209823"/>Debido a la similitud del problema con el viajante de comercio a la hora de calcular los óptimos usaremos una de las clases implementadas en esta práctica. En esta clase crearemos un operador de vecindario que dada una solución inicial representada en una estructura de datos con los índices que identifican los diferentes puntos cambiará uno de dichos puntos por otro aleatorio <text:s/>diferente a los ya incluidos en la solución actual. El método de optimización que se aplique buscará minimizar la función de fitness con el objetivo de mejorar la solución.<text:bookmark-end text:name="__RefHeading___Toc2860_13092098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officeooo:rsid="00b9707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1.2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1.21cm" loext:contextual-spacing="false" fo:text-align="start" style:justify-single-word="false" fo:text-indent="-0.76cm" style:auto-text-indent="false">
        <style:tab-stops/>
      </style:paragraph-properties>
      <style:text-properties fo:font-size="32pt" fo:font-weight="bold" style:font-size-asian="32pt" style:font-weight-asian="bold" style:font-size-complex="32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loext:graphic-properties draw:fill="none" draw:fill-color="#729fcf"/>
      <style:paragraph-properties fo:margin-left="0cm" fo:margin-right="0cm" fo:margin-top="0cm" fo:margin-bottom="0.247cm" loext:contextual-spacing="false" fo:line-height="120%" fo:text-indent="1cm" style:auto-text-indent="false" fo:background-color="transparent"/>
      <style:text-properties style:font-name="Liberation Serif" fo:font-family="'Liberation Serif'" style:font-family-generic="roman" style:font-pitch="variable" officeooo:rsid="00110079"/>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cm" fo:margin-right="0cm" fo:margin-top="0.7cm" fo:margin-bottom="0.7cm" loext:contextual-spacing="false" fo:text-indent="0cm" style:auto-text-indent="false" fo:background-color="transparent" fo:keep-with-next="always"/>
      <style:text-properties fo:font-size="22pt" fo:font-weight="bold" officeooo:rsid="00b38870" style:font-size-asian="22pt" style:font-weight-asian="bold" style:font-size-complex="22pt" style:font-weight-complex="bold"/>
    </style:style>
    <style:style style:name="Drawing"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6cm" fo:margin-bottom="0.6cm" loext:contextual-spacing="false" fo:text-indent="0cm" style:auto-text-indent="false" fo:background-color="transparent" fo:keep-with-next="always">
        <style:tab-stops/>
      </style:paragraph-properties>
      <style:text-properties fo:font-size="101%" fo:font-weight="bold" officeooo:rsid="00bc8921"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uerpo_20_de_20_texto_20_con_20_sangría_20_2" style:display-name="Cuerpo de texto con sangría 2" style:family="paragraph" style:parent-style-name="Text_20_body_20_indent"/>
    <style:style style:name="Cuerpo_20_de_20_texto_20_con_20_sangría_20_3" style:display-name="Cuerpo de texto con sangría 3" style:family="paragraph" style:parent-style-name="Text_20_body">
      <loext:graphic-properties draw:fill="none" draw:fill-color="#729fcf"/>
      <style:paragraph-properties fo:margin-left="1cm" fo:margin-right="0cm" fo:margin-top="0cm" fo:margin-bottom="0.247cm" loext:contextual-spacing="false" fo:line-height="120%" fo:text-indent="1.3cm" style:auto-text-indent="false" fo:background-color="transparent"/>
    </style:style>
    <style:style style:name="Cuerpo_20_de_20_texto_20_2" style:display-name="Cuerpo de texto 2" style:family="paragraph" style:parent-style-name="Text_20_body_20_indent">
      <loext:graphic-properties draw:fill="none" draw:fill-color="#729fcf"/>
      <style:paragraph-properties fo:margin-left="0.499cm" fo:margin-right="0cm" fo:margin-top="0cm" fo:margin-bottom="0.247cm" loext:contextual-spacing="false" fo:line-height="120%" fo:text-indent="0cm" style:auto-text-indent="false" fo:background-color="transparent"/>
    </style:style>
    <style:style style:name="Grafo" style:family="paragraph" style:parent-style-name="Caption"/>
    <style:style style:name="Grago_20_pie_20_de_20_página" style:display-name="Grago pie de página" style:family="paragraph" style:parent-style-name="Grafo" style:master-page-name="">
      <style:paragraph-properties fo:text-align="center" style:justify-single-word="false" style:page-number="auto"/>
      <style:text-properties fo:font-size="8pt"/>
    </style:style>
    <style:style style:name="Gráfica"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Capítulo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536a5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ext:chapter text:display="name" text:outline-level="1">Problema de la diversidad máxima.</text:chapter><text:tab/><text:tab/><text:page-number text:select-page="current">12</text:page-number></text:p>
      </style:header>
    </style:master-page>
    <style:master-page style:name="Portada" style:page-layout-name="Mpm2"/>
    <style:master-page style:name="Sin_20_título1" style:display-name="Sin título1" style:page-layout-name="Mpm3"/>
    <style:master-page style:name="Sin_20_título2" style:display-name="Sin título2" style:page-layout-name="Mpm3"/>
    <style:master-page style:name="Index" style:page-layout-name="Mpm2"/>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6:52:08.651469027</meta:creation-date>
    <dc:date>2016-05-12T18:10:57.536646594</dc:date>
    <meta:editing-duration>PT10H14M51S</meta:editing-duration>
    <meta:editing-cycles>114</meta:editing-cycles>
    <meta:generator>LibreOffice/5.1.2.2$Linux_X86_64 LibreOffice_project/d3bf12ecb743fc0d20e0be0c58ca359301eb705f</meta:generator>
    <meta:document-statistic meta:table-count="0" meta:image-count="0" meta:object-count="2" meta:page-count="12" meta:paragraph-count="124" meta:word-count="1832" meta:character-count="10151" meta:non-whitespace-character-count="8337"/>
  </office:meta>
</office:document-meta>
</file>

<file path=Object 1/content.xml><?xml version="1.0" encoding="utf-8"?>
<math xmlns="http://www.w3.org/1998/Math/MathML" display="block">
  <semantics>
    <mfrac>
      <mrow>
        <mrow>
          <mi>P</mi>
          <mo stretchy="false">∗</mo>
          <mi>k</mi>
        </mrow>
        <mo stretchy="false">−</mo>
        <mi mathvariant="italic">vecinos</mi>
      </mrow>
      <mi mathvariant="italic">vecinos</mi>
    </mfrac>
    <annotation encoding="StarMath 5.0">{P*k-vecinos} over {vecinos} </annotation>
  </semantics>
</math>
</file>

<file path=Object 2/content.xml><?xml version="1.0" encoding="utf-8"?>
<math xmlns="http://www.w3.org/1998/Math/MathML" display="block">
  <semantics>
    <mfrac>
      <mn>1</mn>
      <mi mathvariant="italic">vecinos</mi>
    </mfrac>
    <annotation encoding="StarMath 5.0">{1} over {vecinos} </annotation>
  </semantics>
</math>
</file>